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Open Sans" fo:font-weight="bold" officeooo:rsid="000745b1" officeooo:paragraph-rsid="000745b1" style:font-weight-asian="bold" style:font-weight-complex="bold"/>
    </style:style>
    <style:style style:name="P2" style:family="paragraph" style:parent-style-name="Standard">
      <style:text-properties style:font-name="Open Sans" fo:font-weight="bold" officeooo:rsid="00212442" officeooo:paragraph-rsid="00212442" style:font-weight-asian="bold" style:font-weight-complex="bold"/>
    </style:style>
    <style:style style:name="P3" style:family="paragraph" style:parent-style-name="Standard">
      <style:text-properties style:font-name="Open Sans" fo:font-weight="bold" officeooo:rsid="000a8a6a" officeooo:paragraph-rsid="000a8a6a" style:font-weight-asian="bold" style:font-weight-complex="bold"/>
    </style:style>
    <style:style style:name="P4" style:family="paragraph" style:parent-style-name="Standard">
      <style:text-properties style:font-name="Open Sans" fo:font-weight="bold" officeooo:rsid="001235be" officeooo:paragraph-rsid="001235be" style:font-weight-asian="bold" style:font-weight-complex="bold"/>
    </style:style>
    <style:style style:name="P5" style:family="paragraph" style:parent-style-name="Standard">
      <style:text-properties style:font-name="Open Sans" fo:font-weight="bold" officeooo:rsid="0022e500" officeooo:paragraph-rsid="0022e500" style:font-weight-asian="bold" style:font-weight-complex="bold"/>
    </style:style>
    <style:style style:name="P6" style:family="paragraph" style:parent-style-name="Standard">
      <style:text-properties style:font-name="Open Sans" fo:font-weight="normal" officeooo:rsid="000745b1" officeooo:paragraph-rsid="000745b1" style:font-weight-asian="normal" style:font-weight-complex="normal"/>
    </style:style>
    <style:style style:name="P7" style:family="paragraph" style:parent-style-name="Standard">
      <style:text-properties style:font-name="Open Sans" fo:font-weight="normal" officeooo:rsid="001942cc" officeooo:paragraph-rsid="001942cc" style:font-weight-asian="normal" style:font-weight-complex="normal"/>
    </style:style>
    <style:style style:name="P8" style:family="paragraph" style:parent-style-name="Standard">
      <style:text-properties style:font-name="Open Sans" fo:font-weight="normal" officeooo:rsid="0007f050" officeooo:paragraph-rsid="000745b1" style:font-weight-asian="normal" style:font-weight-complex="normal"/>
    </style:style>
    <style:style style:name="P9" style:family="paragraph" style:parent-style-name="Standard">
      <style:text-properties style:font-name="Open Sans" fo:font-weight="normal" officeooo:rsid="00093569" officeooo:paragraph-rsid="00093569" style:font-weight-asian="normal" style:font-weight-complex="normal"/>
    </style:style>
    <style:style style:name="P10" style:family="paragraph" style:parent-style-name="Standard">
      <style:text-properties style:font-name="Open Sans" fo:font-weight="normal" officeooo:rsid="00093569" officeooo:paragraph-rsid="00089ef4" style:font-weight-asian="normal" style:font-weight-complex="normal"/>
    </style:style>
    <style:style style:name="P11" style:family="paragraph" style:parent-style-name="Standard">
      <style:paragraph-properties fo:text-align="start" style:justify-single-word="false"/>
      <style:text-properties style:font-name="Open Sans" fo:font-weight="normal" officeooo:rsid="002500da" officeooo:paragraph-rsid="00212442" style:font-weight-asian="normal" style:font-weight-complex="normal"/>
    </style:style>
    <style:style style:name="P12" style:family="paragraph" style:parent-style-name="Standard">
      <style:paragraph-properties fo:text-align="start" style:justify-single-word="false"/>
      <style:text-properties style:font-name="Open Sans" fo:font-weight="normal" officeooo:rsid="00064d00" officeooo:paragraph-rsid="00212442" style:font-weight-asian="normal" style:font-weight-complex="normal"/>
    </style:style>
    <style:style style:name="P13" style:family="paragraph" style:parent-style-name="Standard">
      <style:paragraph-properties fo:text-align="start" style:justify-single-word="false"/>
      <style:text-properties style:font-name="Open Sans" fo:font-weight="normal" officeooo:rsid="00212442" officeooo:paragraph-rsid="00212442" style:font-weight-asian="normal" style:font-weight-complex="normal"/>
    </style:style>
    <style:style style:name="P14" style:family="paragraph" style:parent-style-name="Standard">
      <style:text-properties style:font-name="Open Sans" fo:font-weight="normal" officeooo:rsid="000a8a6a" officeooo:paragraph-rsid="000a8a6a" style:font-weight-asian="normal" style:font-weight-complex="normal"/>
    </style:style>
    <style:style style:name="P15" style:family="paragraph" style:parent-style-name="Standard">
      <style:text-properties style:font-name="Open Sans" fo:font-weight="normal" officeooo:rsid="000c17e7" officeooo:paragraph-rsid="000c17e7" style:font-weight-asian="normal" style:font-weight-complex="normal"/>
    </style:style>
    <style:style style:name="P16" style:family="paragraph" style:parent-style-name="Standard">
      <style:text-properties style:font-name="Open Sans" fo:font-weight="normal" officeooo:rsid="000e71c9" officeooo:paragraph-rsid="000e71c9" style:font-weight-asian="normal" style:font-weight-complex="normal"/>
    </style:style>
    <style:style style:name="P17" style:family="paragraph" style:parent-style-name="Standard">
      <style:text-properties style:font-name="Open Sans" fo:font-weight="normal" officeooo:rsid="000f9801" officeooo:paragraph-rsid="000f9801" style:font-weight-asian="normal" style:font-weight-complex="normal"/>
    </style:style>
    <style:style style:name="P18" style:family="paragraph" style:parent-style-name="Standard">
      <style:text-properties style:font-name="Open Sans" fo:font-weight="normal" officeooo:rsid="00110e9d" officeooo:paragraph-rsid="00110e9d" style:font-weight-asian="normal" style:font-weight-complex="normal"/>
    </style:style>
    <style:style style:name="P19" style:family="paragraph" style:parent-style-name="Standard">
      <style:text-properties style:font-name="Open Sans" fo:font-weight="normal" officeooo:rsid="00149241" officeooo:paragraph-rsid="00149241" style:font-weight-asian="normal" style:font-weight-complex="normal"/>
    </style:style>
    <style:style style:name="P20" style:family="paragraph" style:parent-style-name="Standard">
      <style:text-properties style:font-name="Open Sans" fo:font-weight="normal" officeooo:rsid="0012fd95" officeooo:paragraph-rsid="0012fd95" style:font-weight-asian="normal" style:font-weight-complex="normal"/>
    </style:style>
    <style:style style:name="P21" style:family="paragraph" style:parent-style-name="Standard">
      <style:text-properties style:font-name="Open Sans" fo:font-weight="normal" officeooo:rsid="00166625" officeooo:paragraph-rsid="00166625" style:font-weight-asian="normal" style:font-weight-complex="normal"/>
    </style:style>
    <style:style style:name="P22" style:family="paragraph" style:parent-style-name="Standard">
      <style:text-properties style:font-name="Open Sans" fo:font-weight="normal" officeooo:rsid="0017ad4f" officeooo:paragraph-rsid="0017ad4f" style:font-weight-asian="normal" style:font-weight-complex="normal"/>
    </style:style>
    <style:style style:name="P23" style:family="paragraph" style:parent-style-name="Standard">
      <style:paragraph-properties fo:text-align="start" style:justify-single-word="false"/>
      <style:text-properties style:font-name="Open Sans" fo:font-weight="normal" officeooo:rsid="0022e500" officeooo:paragraph-rsid="0022e500" style:font-weight-asian="normal" style:font-weight-complex="normal"/>
    </style:style>
    <style:style style:name="P24" style:family="paragraph" style:parent-style-name="Standard">
      <style:text-properties style:font-name="Open Sans" officeooo:paragraph-rsid="000745b1"/>
    </style:style>
    <style:style style:name="P25" style:family="paragraph" style:parent-style-name="Standard">
      <style:text-properties style:font-name="Open Sans" officeooo:rsid="00089ef4" officeooo:paragraph-rsid="00089ef4"/>
    </style:style>
    <style:style style:name="P26" style:family="paragraph" style:parent-style-name="Standard">
      <style:paragraph-properties fo:text-align="start" style:justify-single-word="false"/>
      <style:text-properties style:font-name="Open Sans" officeooo:paragraph-rsid="00212442"/>
    </style:style>
    <style:style style:name="P27" style:family="paragraph" style:parent-style-name="Standard">
      <style:text-properties style:font-name="Open Sans" officeooo:paragraph-rsid="000c17e7"/>
    </style:style>
    <style:style style:name="P28" style:family="paragraph" style:parent-style-name="Standard">
      <style:text-properties style:font-name="Open Sans" officeooo:rsid="000c87bc" officeooo:paragraph-rsid="000e71c9"/>
    </style:style>
    <style:style style:name="P29" style:family="paragraph" style:parent-style-name="Standard">
      <style:text-properties style:font-name="Open Sans" officeooo:paragraph-rsid="000f9801"/>
    </style:style>
    <style:style style:name="P30" style:family="paragraph" style:parent-style-name="Standard">
      <style:text-properties style:font-name="Open Sans" officeooo:paragraph-rsid="0012fd95"/>
    </style:style>
    <style:style style:name="P31" style:family="paragraph" style:parent-style-name="Standard">
      <style:text-properties style:font-name="Open Sans" officeooo:rsid="00149241" officeooo:paragraph-rsid="00149241"/>
    </style:style>
    <style:style style:name="P32" style:family="paragraph" style:parent-style-name="Standard">
      <style:text-properties style:font-name="Open Sans" officeooo:rsid="001942cc" officeooo:paragraph-rsid="001942cc"/>
    </style:style>
    <style:style style:name="P33" style:family="paragraph" style:parent-style-name="Standard">
      <style:text-properties style:font-name="Open Sans" officeooo:rsid="001a3cd0" officeooo:paragraph-rsid="001a3cd0"/>
    </style:style>
    <style:style style:name="P34" style:family="paragraph" style:parent-style-name="Standard">
      <style:text-properties style:font-name="Open Sans" officeooo:rsid="001c548f" officeooo:paragraph-rsid="001c548f"/>
    </style:style>
    <style:style style:name="P35" style:family="paragraph" style:parent-style-name="Standard">
      <style:text-properties officeooo:paragraph-rsid="000a8a6a"/>
    </style:style>
    <style:style style:name="P36" style:family="paragraph" style:parent-style-name="Standard">
      <style:text-properties officeooo:paragraph-rsid="000c87bc"/>
    </style:style>
    <style:style style:name="P37" style:family="paragraph" style:parent-style-name="Standard">
      <style:paragraph-properties fo:text-align="start" style:justify-single-word="false"/>
      <style:text-properties officeooo:paragraph-rsid="002698af"/>
    </style:style>
    <style:style style:name="P38" style:family="paragraph" style:parent-style-name="Standard">
      <style:paragraph-properties fo:text-align="start" style:justify-single-word="false"/>
      <style:text-properties officeooo:rsid="002698af" officeooo:paragraph-rsid="002698af"/>
    </style:style>
    <style:style style:name="P39" style:family="paragraph" style:parent-style-name="Standard">
      <style:text-properties style:font-name="Open Sans" fo:font-weight="normal" officeooo:rsid="0017ad4f" officeooo:paragraph-rsid="0017ad4f" style:font-weight-asian="normal" style:font-weight-complex="normal"/>
    </style:style>
    <style:style style:name="P40" style:family="paragraph" style:parent-style-name="Standard">
      <style:text-properties style:font-name="Open Sans" fo:font-weight="normal" officeooo:rsid="001942cc" officeooo:paragraph-rsid="001942cc" style:font-weight-asian="normal" style:font-weight-complex="normal"/>
    </style:style>
    <style:style style:name="P41" style:family="paragraph" style:parent-style-name="Standard">
      <style:text-properties style:font-name="Open Sans" fo:font-weight="normal" officeooo:rsid="001f9db5" officeooo:paragraph-rsid="001f9db5" style:font-weight-asian="normal" style:font-weight-complex="normal"/>
    </style:style>
    <style:style style:name="P42" style:family="paragraph" style:parent-style-name="Standard">
      <style:text-properties style:font-name="Open Sans" fo:font-weight="normal" officeooo:rsid="001b3006" officeooo:paragraph-rsid="001c548f" style:font-weight-asian="normal" style:font-weight-complex="normal"/>
    </style:style>
    <style:style style:name="P43" style:family="paragraph" style:parent-style-name="Standard">
      <style:text-properties style:font-name="Open Sans" fo:font-weight="normal" officeooo:rsid="001c548f" officeooo:paragraph-rsid="001c548f" style:font-weight-asian="normal" style:font-weight-complex="normal"/>
    </style:style>
    <style:style style:name="P44" style:family="paragraph" style:parent-style-name="Standard">
      <style:text-properties style:font-name="Open Sans" fo:font-weight="normal" officeooo:rsid="001cda39" officeooo:paragraph-rsid="001cda39" style:font-weight-asian="normal" style:font-weight-complex="normal"/>
    </style:style>
    <style:style style:name="P45" style:family="paragraph" style:parent-style-name="Standard">
      <style:paragraph-properties fo:text-align="start" style:justify-single-word="false"/>
      <style:text-properties style:font-name="Open Sans" fo:font-weight="normal" officeooo:rsid="00266d24" officeooo:paragraph-rsid="00266d24" style:font-weight-asian="normal" style:font-weight-complex="normal"/>
    </style:style>
    <style:style style:name="P46" style:family="paragraph" style:parent-style-name="Standard">
      <style:paragraph-properties fo:text-align="start" style:justify-single-word="false"/>
      <style:text-properties style:font-name="Open Sans" fo:font-weight="normal" officeooo:rsid="002698af" officeooo:paragraph-rsid="002698af" style:font-weight-asian="normal" style:font-weight-complex="normal"/>
    </style:style>
    <style:style style:name="P47" style:family="paragraph" style:parent-style-name="Standard">
      <style:paragraph-properties fo:text-align="start" style:justify-single-word="false"/>
      <style:text-properties style:font-name="Open Sans" fo:font-weight="normal" officeooo:rsid="00287c02" officeooo:paragraph-rsid="00287c02" style:font-weight-asian="normal" style:font-weight-complex="normal"/>
    </style:style>
    <style:style style:name="P48" style:family="paragraph" style:parent-style-name="Standard">
      <style:text-properties officeooo:paragraph-rsid="000e71c9"/>
    </style:style>
    <style:style style:name="P49" style:family="paragraph" style:parent-style-name="Standard">
      <style:paragraph-properties fo:text-align="start" style:justify-single-word="false"/>
      <style:text-properties officeooo:paragraph-rsid="002698af"/>
    </style:style>
    <style:style style:name="T1" style:family="text">
      <style:text-properties fo:font-weight="normal" style:font-weight-asian="normal" style:font-weight-complex="normal"/>
    </style:style>
    <style:style style:name="T2" style:family="text">
      <style:text-properties fo:font-weight="normal" officeooo:rsid="000745b1" style:font-weight-asian="normal" style:font-weight-complex="normal"/>
    </style:style>
    <style:style style:name="T3" style:family="text">
      <style:text-properties fo:font-weight="normal" officeooo:rsid="0007f050" style:font-weight-asian="normal" style:font-weight-complex="normal"/>
    </style:style>
    <style:style style:name="T4" style:family="text">
      <style:text-properties fo:font-weight="normal" officeooo:rsid="00089ef4" style:font-weight-asian="normal" style:font-weight-complex="normal"/>
    </style:style>
    <style:style style:name="T5" style:family="text">
      <style:text-properties fo:font-weight="normal" officeooo:rsid="00093569" style:font-weight-asian="normal" style:font-weight-complex="normal"/>
    </style:style>
    <style:style style:name="T6" style:family="text">
      <style:text-properties fo:font-weight="normal" officeooo:rsid="000c17e7" style:font-weight-asian="normal" style:font-weight-complex="normal"/>
    </style:style>
    <style:style style:name="T7" style:family="text">
      <style:text-properties fo:font-weight="normal" officeooo:rsid="000c87bc" style:font-weight-asian="normal" style:font-weight-complex="normal"/>
    </style:style>
    <style:style style:name="T8" style:family="text">
      <style:text-properties fo:font-weight="normal" officeooo:rsid="000e71c9" style:font-weight-asian="normal" style:font-weight-complex="normal"/>
    </style:style>
    <style:style style:name="T9" style:family="text">
      <style:text-properties fo:font-weight="normal" officeooo:rsid="000f9801" style:font-weight-asian="normal" style:font-weight-complex="normal"/>
    </style:style>
    <style:style style:name="T10" style:family="text">
      <style:text-properties fo:font-weight="normal" officeooo:rsid="0010a679" style:font-weight-asian="normal" style:font-weight-complex="normal"/>
    </style:style>
    <style:style style:name="T11" style:family="text">
      <style:text-properties fo:font-weight="normal" officeooo:rsid="00110e9d" style:font-weight-asian="normal" style:font-weight-complex="normal"/>
    </style:style>
    <style:style style:name="T12" style:family="text">
      <style:text-properties fo:font-weight="normal" officeooo:rsid="0012fd95" style:font-weight-asian="normal" style:font-weight-complex="normal"/>
    </style:style>
    <style:style style:name="T13" style:family="text">
      <style:text-properties fo:font-weight="normal" officeooo:rsid="00149241" style:font-weight-asian="normal" style:font-weight-complex="normal"/>
    </style:style>
    <style:style style:name="T14" style:family="text">
      <style:text-properties fo:font-weight="normal" officeooo:rsid="00166625" style:font-weight-asian="normal" style:font-weight-complex="normal"/>
    </style:style>
    <style:style style:name="T15" style:family="text">
      <style:text-properties fo:font-weight="normal" officeooo:rsid="001b3006" style:font-weight-asian="normal" style:font-weight-complex="normal"/>
    </style:style>
    <style:style style:name="T16" style:family="text">
      <style:text-properties fo:font-weight="normal" officeooo:rsid="00064d00" style:font-weight-asian="normal" style:font-weight-complex="normal"/>
    </style:style>
    <style:style style:name="T17" style:family="text">
      <style:text-properties fo:font-weight="normal" officeooo:rsid="0043dcf1" style:font-weight-asian="normal" style:font-weight-complex="normal"/>
    </style:style>
    <style:style style:name="T18" style:family="text">
      <style:text-properties fo:font-weight="normal" officeooo:rsid="002500da" style:font-weight-asian="normal" style:font-weight-complex="normal"/>
    </style:style>
    <style:style style:name="T19" style:family="text">
      <style:text-properties fo:font-weight="normal" officeooo:rsid="0032b8bf" style:font-weight-asian="normal" style:font-weight-complex="normal"/>
    </style:style>
    <style:style style:name="T20" style:family="text">
      <style:text-properties fo:font-weight="normal" officeooo:rsid="0011e4f5" style:font-weight-asian="normal" style:font-weight-complex="normal"/>
    </style:style>
    <style:style style:name="T21" style:family="text">
      <style:text-properties fo:font-weight="normal" officeooo:rsid="0030d613" style:font-weight-asian="normal" style:font-weight-complex="normal"/>
    </style:style>
    <style:style style:name="T22" style:family="text">
      <style:text-properties fo:font-weight="normal" officeooo:rsid="0037ad3b" style:font-weight-asian="normal" style:font-weight-complex="normal"/>
    </style:style>
    <style:style style:name="T23" style:family="text">
      <style:text-properties fo:font-weight="normal" officeooo:rsid="002312d0" style:font-weight-asian="normal" style:font-weight-complex="normal"/>
    </style:style>
    <style:style style:name="T24" style:family="text">
      <style:text-properties fo:font-weight="normal" officeooo:rsid="00365b69" style:font-weight-asian="normal" style:font-weight-complex="normal"/>
    </style:style>
    <style:style style:name="T25" style:family="text">
      <style:text-properties fo:font-weight="normal" officeooo:rsid="0011ce42" style:font-weight-asian="normal" style:font-weight-complex="normal"/>
    </style:style>
    <style:style style:name="T26" style:family="text">
      <style:text-properties fo:font-weight="normal" officeooo:rsid="00212442" style:font-weight-asian="normal" style:font-weight-complex="normal"/>
    </style:style>
    <style:style style:name="T27" style:family="text">
      <style:text-properties fo:font-weight="normal" officeooo:rsid="0022e500" style:font-weight-asian="normal" style:font-weight-complex="normal"/>
    </style:style>
    <style:style style:name="T28" style:family="text">
      <style:text-properties fo:font-weight="normal" officeooo:rsid="0024580e" style:font-weight-asian="normal" style:font-weight-complex="normal"/>
    </style:style>
    <style:style style:name="T29" style:family="text">
      <style:text-properties fo:font-weight="normal" officeooo:rsid="00262f38" style:font-weight-asian="normal" style:font-weight-complex="normal"/>
    </style:style>
    <style:style style:name="T30" style:family="text">
      <style:text-properties officeooo:rsid="001942cc"/>
    </style:style>
    <style:style style:name="T31" style:family="text">
      <style:text-properties officeooo:rsid="001c548f"/>
    </style:style>
    <style:style style:name="T32" style:family="text">
      <style:text-properties officeooo:rsid="00064d00"/>
    </style:style>
    <style:style style:name="T33" style:family="text">
      <style:text-properties officeooo:rsid="0043dcf1"/>
    </style:style>
    <style:style style:name="T34" style:family="text">
      <style:text-properties officeooo:rsid="002500da"/>
    </style:style>
    <style:style style:name="T35" style:family="text">
      <style:text-properties officeooo:rsid="00116f5e"/>
    </style:style>
    <style:style style:name="T36" style:family="text">
      <style:text-properties officeooo:rsid="0032b8bf"/>
    </style:style>
    <style:style style:name="T37" style:family="text">
      <style:text-properties officeooo:rsid="00387254"/>
    </style:style>
    <style:style style:name="T38" style:family="text">
      <style:text-properties fo:font-style="normal" fo:font-weight="normal" officeooo:rsid="002f9467" style:font-style-asian="normal" style:font-weight-asian="normal" style:font-style-complex="normal" style:font-weight-complex="normal"/>
    </style:style>
    <style:style style:name="T39" style:family="text">
      <style:text-properties fo:font-style="normal" fo:font-weight="normal" officeooo:rsid="00365b69" style:font-style-asian="normal" style:font-weight-asian="normal" style:font-style-complex="normal" style:font-weight-complex="normal"/>
    </style:style>
    <style:style style:name="T40" style:family="text">
      <style:text-properties fo:font-style="normal" fo:font-weight="normal" officeooo:rsid="0037ad3b" style:font-style-asian="normal" style:font-weight-asian="normal" style:font-style-complex="normal" style:font-weight-complex="normal"/>
    </style:style>
    <style:style style:name="T41" style:family="text">
      <style:text-properties fo:color="#000000" loext:opacity="100%" fo:font-weight="normal" officeooo:rsid="00064d00" style:font-weight-asian="normal" style:font-weight-complex="normal"/>
    </style:style>
    <style:style style:name="T42" style:family="text">
      <style:text-properties fo:color="#000000" loext:opacity="100%" fo:font-weight="normal" officeooo:rsid="002312d0" style:font-weight-asian="normal" style:font-weight-complex="normal"/>
    </style:style>
    <style:style style:name="T43" style:family="text">
      <style:text-properties fo:color="#000000" loext:opacity="100%" fo:font-weight="normal" officeooo:rsid="002500da" style:font-weight-asian="normal" style:font-weight-complex="normal"/>
    </style:style>
    <style:style style:name="T44" style:family="text">
      <style:text-properties fo:color="#000000" loext:opacity="100%" fo:font-weight="normal" officeooo:rsid="0043487c" style:font-weight-asian="normal" style:font-weight-complex="normal"/>
    </style:style>
    <style:style style:name="T45" style:family="text">
      <style:text-properties officeooo:rsid="0030d613"/>
    </style:style>
    <style:style style:name="T46" style:family="text">
      <style:text-properties officeooo:rsid="001f7ff1"/>
    </style:style>
    <style:style style:name="T47" style:family="text">
      <style:text-properties officeooo:rsid="0011ce42"/>
    </style:style>
    <style:style style:name="T48" style:family="text">
      <style:text-properties officeooo:rsid="0022e500"/>
    </style:style>
    <style:style style:name="T49" style:family="text">
      <style:text-properties style:font-name="Open Sans" fo:font-weight="normal" style:font-weight-asian="normal" style:font-weight-complex="normal"/>
    </style:style>
    <style:style style:name="T50" style:family="text">
      <style:text-properties style:font-name="Open Sans" fo:font-weight="normal" officeooo:rsid="000a8a6a" style:font-weight-asian="normal" style:font-weight-complex="normal"/>
    </style:style>
    <style:style style:name="T51" style:family="text">
      <style:text-properties style:font-name="Open Sans" fo:font-weight="normal" officeooo:rsid="0022e500" style:font-weight-asian="normal" style:font-weight-complex="normal"/>
    </style:style>
    <style:style style:name="T52" style:family="text">
      <style:text-properties style:font-name="Open Sans" fo:font-weight="normal" officeooo:rsid="000c17e7" style:font-weight-asian="normal" style:font-weight-complex="normal"/>
    </style:style>
    <style:style style:name="T53" style:family="text">
      <style:text-properties style:font-name="Open Sans" fo:font-weight="normal" officeooo:rsid="000c87bc" style:font-weight-asian="normal" style:font-weight-complex="normal"/>
    </style:style>
    <style:style style:name="T54" style:family="text">
      <style:text-properties style:font-name="Open Sans" fo:font-weight="normal" officeooo:rsid="0024580e" style:font-weight-asian="normal" style:font-weight-complex="normal"/>
    </style:style>
    <style:style style:name="T55" style:family="text">
      <style:text-properties style:font-name="Open Sans" fo:font-weight="normal" officeooo:rsid="00287c02" style:font-weight-asian="normal" style:font-weight-complex="normal"/>
    </style:style>
    <style:style style:name="T56" style:family="text">
      <style:text-properties style:font-name="Open Sans" fo:font-weight="normal" officeooo:rsid="002698af" style:font-weight-asian="normal" style:font-weight-complex="normal"/>
    </style:style>
    <style:style style:name="T57" style:family="text">
      <style:text-properties style:font-name="Open Sans" fo:font-weight="normal" officeooo:rsid="002a530a" style:font-weight-asian="normal" style:font-weight-complex="normal"/>
    </style:style>
    <style:style style:name="T58" style:family="text">
      <style:text-properties style:font-name="Open Sans" fo:font-weight="normal" officeooo:rsid="000e71c9" style:font-weight-asian="normal" style:font-weight-complex="normal"/>
    </style:style>
    <style:style style:name="T59" style:family="text">
      <style:text-properties style:font-name="Open Sans" fo:font-weight="normal" officeooo:rsid="002bd88d" style:font-weight-asian="normal" style:font-weight-complex="normal"/>
    </style:style>
    <style:style style:name="T60" style:family="text">
      <style:text-properties style:font-name="Open Sans" fo:font-weight="normal" officeooo:rsid="000f9801" style:font-weight-asian="normal" style:font-weight-complex="normal"/>
    </style:style>
    <style:style style:name="T61" style:family="text">
      <style:text-properties style:font-name="Open Sans" fo:font-weight="normal" officeooo:rsid="00110e9d" style:font-weight-asian="normal" style:font-weight-complex="normal"/>
    </style:style>
    <style:style style:name="T62" style:family="text">
      <style:text-properties officeooo:rsid="0024580e"/>
    </style:style>
    <style:style style:name="T63" style:family="text">
      <style:text-properties officeooo:rsid="002bd88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eckliste</text:p>
      <text:p text:style-name="P6">Zeitaufwand: 5-6 Stunden aktiv, ca. 40 Stunden 3D-Druck</text:p>
      <text:p text:style-name="P6">Kosten: ca. 200 Euro</text:p>
      <text:p text:style-name="P6">Programmieren: Grundlegende C++ Ken<text:span text:style-name="T30">n</text:span>t<text:span text:style-name="T30">n</text:span>isse</text:p>
      <text:p text:style-name="P6">Elektronik: Grundken<text:span text:style-name="T30">n</text:span>tnisse, kein Löten erforderlich</text:p>
      <text:p text:style-name="P7"/>
      <text:p text:style-name="P1">Material:</text:p>
      <text:p text:style-name="P6">- Arduino Board mit SPI und Serieller Schnittstelle (hier wurde das ESP8266 Board „NodeMCU“ verwendet)</text:p>
      <text:p text:style-name="P6">- Nextion Touchscreen, am besten mit Gehäuse. Hier wurde auf die 7“ Version zurückgegriffen</text:p>
      <text:p text:style-name="P6">- MFRC522 RFID Reader</text:p>
      <text:p text:style-name="P6">- 3D Drucker mit mindestens 15x15cm Grundfläche</text:p>
      <text:p text:style-name="P24"><text:span text:style-name="T2">- </text:span><text:span text:style-name="T5">Idealerweise vier verschiedenfarbige 3D-Druck Filamente</text:span></text:p>
      <text:p text:style-name="P6">- Jumper Kabel</text:p>
      <text:p text:style-name="P6">- Ein wenig dünnes Pressholz und ein Scha<text:span text:style-name="T48">r</text:span>nier für das Gehäuse</text:p>
      <text:p text:style-name="P24"><text:span text:style-name="T2">- </text:span><text:span text:style-name="T3">Stichsäge</text:span></text:p>
      <text:p text:style-name="P8">- Heißklebepistole</text:p>
      <text:p text:style-name="P24"><text:span text:style-name="T3">- </text:span><text:span text:style-name="T4">1</text:span><text:span text:style-name="T5">8</text:span><text:span text:style-name="T3">x 3mm Gehäuseschrauben mit Muttern</text:span></text:p>
      <text:p text:style-name="P8">- Optional: Nietenzange mit 16x 3mm Nieten, ansonsten 16 weitere (kurze) 3mm Schrauben</text:p>
      <text:p text:style-name="P24"><text:span text:style-name="T3">- </text:span><text:span text:style-name="T4">Breadboard mit mindestens 20 Reihen</text:span></text:p>
      <text:p text:style-name="P25"><text:span text:style-name="T1">- </text:span><text:span text:style-name="T5">2x 12cm PVC Rohr (20mm Durchmesser). Kann alternativ auch 3D-</text:span><text:span text:style-name="T27">g</text:span><text:span text:style-name="T5">edruckt werden.</text:span></text:p>
      <text:p text:style-name="P9">- 30 NFC Sticker (z.B. NTag216)</text:p>
      <text:p text:style-name="P9"/>
      <text:p text:style-name="P2">Einleitung:</text:p>
      <text:p text:style-name="P26"><text:span text:style-name="T38">Die „Klimakasse“ ermöglicht auf eine spielerische Art und Weise den eigenen </text:span><text:span text:style-name="T39">jährlichen </text:span><text:span text:style-name="T38">CO2-Fußabdruck abzuschätzen. </text:span><text:span text:style-name="T40">Sie</text:span><text:span text:style-name="T38"> wird auf öffentlichen Infoständen als anschauliches und interaktives Medium genutzt.</text:span></text:p>
      <text:p text:style-name="P26"><text:span text:style-name="T16">Interessenten können </text:span><text:span text:style-name="T20">so </text:span><text:span text:style-name="T16">innerhalb weniger Minuten </text:span><text:span text:style-name="T21">einfach und </text:span><text:span text:style-name="T22">intuitiv</text:span><text:span text:style-name="T21"> </text:span><text:span text:style-name="T16">ein grobes Gefühl dafür bekommen, </text:span><text:span text:style-name="T27">wieviel</text:span><text:span text:style-name="T23"> die einzelnen </text:span><text:span text:style-name="T22">Bereiche</text:span><text:span text:style-name="T24"> Konsum, Mobilität, Ernährung und Energie</text:span><text:span text:style-name="T23"> zum eigenen CO2-Fußabdruck beitragen</text:span><text:span text:style-name="T16">.</text:span></text:p>
      <text:p text:style-name="P26"><text:span text:style-name="T41">Z</text:span><text:span text:style-name="T42">ur Kasse gehören eine Reihe von 3D-</text:span><text:span text:style-name="T43">g</text:span><text:span text:style-name="T42">edruckten Modellen, welche verschiedene Lebensbereiche und </text:span><text:span text:style-name="T44">Konsumgewohnheiten</text:span><text:span text:style-name="T42"> repräsentieren. </text:span><text:span text:style-name="T23">Ein Windrad steht für den </text:span><text:span text:style-name="T21">Gebrauch</text:span><text:span text:style-name="T23"> von Ökostrom, während ein Kraftwerk für den </text:span><text:span text:style-name="T21">Gebrauch</text:span><text:span text:style-name="T23"> von konventioneller Energie steht. Ein Kreuzfahrtschiff steht für eine </text:span><text:span text:style-name="T21">zweiwöchige Kreuzfahrt </text:span><text:span text:style-name="T23">im Jahr </text:span><text:span text:style-name="T18">und ein großes Handy für hohe Ausgaben im Bereich der Unterhaltungselektronik.</text:span></text:p>
      <text:p text:style-name="P11">Ein Teilnehmer wählt die <text:span text:style-name="T33">auf</text:span> ihn zutreffenden Modelle und zieht sie über den verbauten NFC-Scanner.</text:p>
      <text:p text:style-name="P12">Die <text:span text:style-name="T34">gescannten Modelle</text:span> werden auf dem Bildschirm mit ihrem „Preis“, also dem jeweiligen <text:span text:style-name="T45">jährlichen CO2-Ausstoß,</text:span> aufgelistet, <text:span text:style-name="T46">ähnlich wie auf einem</text:span><text:span text:style-name="T35"> Kassenbon. </text:span><text:span text:style-name="T34">Auf einer Skala erfolgt währenddessen eine grafische Gegenüberstellung des ermittelten </text:span><text:soft-page-break/><text:span text:style-name="T34">Gesamtwertes</text:span><text:span text:style-name="T47"> </text:span><text:span text:style-name="T34">mit den deutschen Durchschnittswerten und dem optimalen Wert für ein gesundes Weltklima.</text:span></text:p>
      <text:p text:style-name="P26"><text:span text:style-name="T25">Darunter </text:span><text:span text:style-name="T18">wird</text:span><text:span text:style-name="T25"> e</text:span><text:span text:style-name="T18">ine lachende Erde dargestellt, welche bei </text:span><text:span text:style-name="T19">einem</text:span><text:span text:style-name="T18"> </text:span><text:span text:style-name="T19">überdurchschnittliche</text:span><text:span text:style-name="T17">n</text:span><text:span text:style-name="T18"> CO-2 Ausstoß </text:span><text:span text:style-name="T19">zunehmend</text:span><text:span text:style-name="T18"> trauriger dreinblickt.</text:span></text:p>
      <text:p text:style-name="P13"><text:span text:style-name="T32">Wenn ein Teilnehmer alle </text:span><text:span text:style-name="T33">seine </text:span><text:span text:style-name="T34">Modelle</text:span><text:span text:style-name="T32"> gescannt hat, </text:span><text:span text:style-name="T34">erhält </text:span><text:span text:style-name="T35">er</text:span><text:span text:style-name="T32"> eine Zusamme</text:span><text:span text:style-name="T33">n­</text:span><text:span text:style-name="T35">rechnung aller Werte</text:span><text:span text:style-name="T32"> und eine Abschätzung, wieviele </text:span><text:span text:style-name="T34">Planeten </text:span><text:span text:style-name="T32">Erde man br</text:span><text:span text:style-name="T36">äuchte</text:span><text:span text:style-name="T32">, wenn jeder Mensch </text:span><text:span text:style-name="T33">einen ähnlichen</text:span><text:span text:style-name="T32"> Lebensstil führen würde. </text:span><text:span text:style-name="T36">Das Ergebnis können die Veranstalter als Ausgangspunkt für Diskussionen und Tipps rund um die Se</text:span><text:span text:style-name="T37">n</text:span><text:span text:style-name="T36">kung des eigenen CO2-Ausstoßes nehmen.</text:span></text:p>
      <text:p text:style-name="P9"/>
      <text:p text:style-name="P3"/>
      <text:p text:style-name="P3">Schritt 1: Bau des Gehäuses</text:p>
      <text:p text:style-name="P35"><text:span text:style-name="T50">Das Gehäuse der Kasse besteht </text:span><text:span text:style-name="T54">hauptsächlich</text:span><text:span text:style-name="T50"> aus zwei Teilen: Dem unteren Teil, in welchem sich der </text:span><text:span text:style-name="T51">Microcontroller</text:span><text:span text:style-name="T50"> und der Scanner befinden, und dem oberen Teil, welcher das Display hält und </text:span><text:span text:style-name="T54">über ein</text:span><text:span text:style-name="T50"> Scha</text:span><text:span text:style-name="T51">r</text:span><text:span text:style-name="T50">nier mit dem unteren Teil verbunden ist.</text:span></text:p>
      <text:p text:style-name="P14">Der untere Teil ist wie eine Kiste aufgebaut, während der obere Teil nur aus einer <text:span text:style-name="T62">Holzplatte mit dem eingelassenen</text:span> Display <text:span text:style-name="T62">besteht</text:span>.</text:p>
      <text:p text:style-name="P15">Für unteren Teil müssen zuerst die passenden Seitenteile und der Boden ausgesägt werden. Dazu werden folgende Größen benötigt:</text:p>
      <text:p text:style-name="P15">- Bodenplatte: <text:span text:style-name="T63">22cm x 20cm</text:span></text:p>
      <text:p text:style-name="P15">- Seitenwände: <text:span text:style-name="T63">20cm x 6cm </text:span>(2x)</text:p>
      <text:p text:style-name="P15">- Vorder- und Rückwand: <text:span text:style-name="T63">22cm x 6cm</text:span> (2x)</text:p>
      <text:p text:style-name="P27"><text:span text:style-name="T6">Die Bodenplatte wird anschließend durch Eckwinkel mit den Wänden verbunden. Die Winkel sind im Baumarkt erhältlich, allerdings gibt es auch zahlreiche frei zugängliche 3D-Vorlagen im Internet die </text:span><text:span text:style-name="T7">alternativ </text:span><text:span text:style-name="T6">ausgedruckt werden können. </text:span></text:p>
      <text:p text:style-name="P36"><text:span text:style-name="T52">A</text:span><text:span text:style-name="T53">m einfachsten ist es, die Winkel </text:span><text:span text:style-name="T51">durch</text:span><text:span text:style-name="T53"> Nieten mit den Brettern zu verbinden, aber es können auch Gehäuseschrauben verwendet werden. Diese müssen eventuell gekürzt werden falls der Platz nicht reicht.</text:span></text:p>
      <text:p text:style-name="P28"><text:span text:style-name="T1">Für den Deckel des Gehäuses muss eine weitere Platte in der </text:span><text:span text:style-name="T28">G</text:span><text:span text:style-name="T1">röße der Bodenplatte ausgesägt werden. </text:span><text:span text:style-name="T8">Daraufhin wird der MFRC522 RFID Reader mittig auf der Platte pla</text:span><text:span text:style-name="T28">t</text:span><text:span text:style-name="T8">ziert und die Position der Pinleiste aufgezeichnet. An der Stelle der Pinleiste wird danach ein 3mm breiter Schlitz gesägt. Ist dies geschehen, kann die Deckelplatte optional für ein besseres Aussehen schwarz lackiert oder mit einer Folie beklebt werden.</text:span></text:p>
      <text:p text:style-name="P16">Damit die Decke<text:span text:style-name="T62">l</text:span>platte stabil aufliegt, werden an den oberen Rändern der Wände noch Winkel angebracht, welche nach innen zeigen und den Deckel stützen. Hier kann alternativ auch wieder eine von hunderten Druckvorlagen für einen Winkel aus dem Internet genutzt werden.</text:p>
      <text:p text:style-name="P16">Der untere Teil des Gehäuses ist nun so gut wie fertig.</text:p>
      <text:p text:style-name="P48"><text:span text:style-name="T58">Als nächstes wird eine Holzplatte aus dem dickeren Holz (mindestens 10mm) ausgesägt. Diese sollte die gleichen Abmessungen wie die Grundfläche der Kasse haben (</text:span><text:span text:style-name="T59">22cm</text:span><text:span text:style-name="T58"> x </text:span><text:span text:style-name="T59">20cm</text:span><text:span text:style-name="T58">) und dient als Halterung für das Nextion Displa</text:span><text:span text:style-name="T60">y. Wenn ein Display ohne Gehäuse genutzt wird, kann dieses </text:span><text:span text:style-name="T61">später auf die Holzplatte geschraubt werden. Für ein Display mit Gehäuse sollte jetzt ein Ausschnitt mit der Größe des </text:span><text:soft-page-break/><text:span text:style-name="T61">hinteren Teils des Displaygehäuses in die Holzplatte gesägt werden, damit das Display später eingelassen werden kann. </text:span><text:span text:style-name="T60">Die Verwendung eines Displays mit Gehäuse hat ausschließlich </text:span><text:span text:style-name="T61">optische Vorteile</text:span><text:span text:style-name="T60">. </text:span></text:p>
      <text:p text:style-name="P17">Das Display sollte nicht mittig auf der Platte pla<text:span text:style-name="T62">t</text:span>ziert werden, sondern an der oberen Kante, da unten etwas Platz für die Befestigung der Stützen und des Scha<text:span text:style-name="T62">r</text:span>niers benötigt wird.</text:p>
      <text:p text:style-name="P17">Sowohl die Stützen als auch das Scha<text:span text:style-name="T62">r</text:span>nier werden auf der Rückseite der Displayplatte befestigt. Die Halterung für die Stützen liegt als 3D-Modell vor und kann gedruckt werden. Sie wird zweimal benötigt und wird rechts und links außen auf der Rückseite der Display-Platte mit jeweils zwei 3mm Schrauben befestigt.</text:p>
      <text:p text:style-name="P29"><text:span text:style-name="T9">Für die Stützen selbst werden zwei </text:span><text:span text:style-name="T10">12cm lange Rohre verwendet. Am einfachsten lassen sich hier Stücke aus einem PVC-Rohr aussägen, allerdings können die Rohre auch 3D-</text:span><text:span text:style-name="T28">g</text:span><text:span text:style-name="T10">edruckt werden. </text:span><text:span text:style-name="T11">Diese werden beim späteren Aufstellen der Kasse in die Halterungen gesteckt.</text:span></text:p>
      <text:p text:style-name="P18">Um nun den oberen Teil mit dem unteren Teil zu verbinden wird ein Scha<text:span text:style-name="T62">r</text:span>nier verwendet. So kann die Kasse später zusammengefaltet werden. Das Scha<text:span text:style-name="T62">r</text:span>nier wird auf der Rückseite der Displayhalterung und auf der Außenseite der Rückwand des unteren Gehäuses mit 2-4 3mm Schrauben befestigt. </text:p>
      <text:p text:style-name="P18"/>
      <text:p text:style-name="P4">Schritt 2: Druck der Modelle</text:p>
      <text:p text:style-name="P30"><text:span text:style-name="T12">Für eine vollständige Funktion der Kasse sollten alle Modelle die auf den Unterlagen aufgedruckt sind mit einem 3D-Drucker gedruckt werden. Zu allen Kategorien findet man sehr gute Modelle </text:span><text:span text:style-name="T13">unter </text:span><text:span text:style-name="T28">der </text:span><text:span text:style-name="T13">Creative Commons Lizenz</text:span><text:span text:style-name="T12"> im Internet, zum Beispiel bei Thingiverse. Die Schwierigkeit besteht darin, die RFID Chips richtig in die Modelle zu integrieren. Man sollte immer ein Modell wählen, welches eine flache Grundfläche hat die mindestens so groß ist wie einer der RFID-Aufkleber. Da die Objekte in vier Kategorien unterteilt sind bietet sich die Verwendung von vier verschiedenen Filamentfarben an. In diesem Fall wurden Weiß, Rot, Blau und Gelb verwendet. </text:span></text:p>
      <text:p text:style-name="P30"><text:span text:style-name="T12">Wenn man ein passendes Modell heruntergeladen hat, kann man dieses mit einer Slicer-Software für den 3D-Druck vorbereiten. Hier wurde die Software Cura </text:span><text:span text:style-name="T13">verwendet</text:span><text:span text:style-name="T12">. Man sollte bei den Modellen so wenig Infill wie möglich wählen (10-20%), da es hier nicht auf erhöhte Stabilität ankommt und so viel Material gespart wird. </text:span><text:span text:style-name="T13">Als Filament ist PLA völlig außreichend. Je nach Detailreichtum des Modells wurde eine Layerhöhe von 0,2 - 0,3mm gewählt.</text:span></text:p>
      <text:p text:style-name="P31"><text:span text:style-name="T12">U</text:span><text:span text:style-name="T1">m den RFID-Aufkleber in das Modell zu integrieren, sollte man warten bis die ersten 1-2 Layer gedruckt wurden und den Druck draufhin pausieren. Nun kann man den Aufkleber möglichst mittig auf die gedruckten Layer kleben und den Druck anschließend fortsetzen. Mehr als zwei Layer sollte man nicht abwarten, da sonst die Reichweite des RFID-Scanners stark abnimmt. </text:span></text:p>
      <text:p text:style-name="P19">Wenn der Drucker beim folgenden Layer auf dem Aufkleber nicht ganz korrekt druckt beeinflusst das das Aussehen des fertigen Modells nicht.</text:p>
      <text:p text:style-name="P20"/>
      <text:p text:style-name="P4"/>
      <text:p text:style-name="P4"/>
      <text:p text:style-name="P4"><text:soft-page-break/>Schritt 3: Das Display-Interface</text:p>
      <text:p text:style-name="P19">Für die Gestaltung des Interfaces für das Nextion Display kann die Software „Nextion Studio“ genutzt werden, welche leider nur für Windows verfügbar ist. Dort können Knöpfe und andere GUI-Elemente in einer grafischen Oberfläche positioniert werden. Es gibt außerdem eine sehr minimalistische Skriptsprache mit der man kleine Berechnungen und Animationen umsetzen kann.</text:p>
      <text:p text:style-name="P31"><text:span text:style-name="T1">Anschließend muss die Oberfläche über die serielle Schnittstelle auf das Display geladen werden. Wenn man keinen USB auf Serial Converter zur Hand hat kann man dafür auch einen Arduino benutzen. </text:span><text:span text:style-name="T14">Dazu muss man nur den Reset Pin des Arduinos mit einem Ground Pin verbinden und das Display an die Seriellen Pins des Arduinos stecken. Anschließend kann der Arduino per USB an den Rechner angeschlossen werden und dient als Brücke zwischen USB und Display.</text:span></text:p>
      <text:p text:style-name="P21">Zu beachten ist, dass die Stromversorgung des Displays nicht direkt an den 5V Pin des Arduinos angeschlossen werden darf, da dieser nicht für einen so hohen Stromfluss ausgelegt ist.</text:p>
      <text:p text:style-name="P21">In der Packung des Nextion Displays liegt ein kleines Board bei, mit welchem man einen Mikro-USB Stecker mit Jumper-Kabeln verbinden kann. Dieses kann mit einem zweiten USB-Anschluss gleichzeitig zur Stromversorgung des Displays genutzt werden.</text:p>
      <text:p text:style-name="P21">Anschließend muss im Nextion Studio unter dem Menüpunkt „Upload“ die Baudrate des Displays gewählt werden. Diese beträgt Standardmäßig 9600 Baud, kann aber sowohl auf dem Display umgestellt werden als auch beim Upload automatisch ermittelt werden. Wenn der Upload gestartet wurde und alles richtig funktioniert wechselt das Display in den Upload-Modus und zeigt den Fortschritt an. Wenn der Upload abgeschlossen wurde erscheint die Startseite des Interfaces.</text:p>
      <text:p text:style-name="P21"/>
      <text:p text:style-name="P4">Schritt 4: Die Programmierung des Microcontrollers</text:p>
      <text:p text:style-name="P22">Für die Programmierung des Microcontrollers kann die Arduino-IDE genutzt werden. Die Software für die Kasse muss folgende Aufgaben erfüllen:</text:p>
      <text:p text:style-name="P22">- Zuordnung der <text:span text:style-name="T31">eindeutigen </text:span>UIDs <text:span text:style-name="T31">(Seriennummern)</text:span> der RFID Chips zu den en<text:span text:style-name="T62">t</text:span>sprechenden Modellen und CO2-Werten</text:p>
      <text:p text:style-name="P22">- Speichern de<text:span text:style-name="T62">r</text:span> gescannten Objekte und Berechnung des Gesamtwertes.</text:p>
      <text:p text:style-name="P22">- Ansteuerung des Displays und Verarbeitung von Eingaben</text:p>
      <text:p text:style-name="P22">Um die UIDs der RFID Chips zu ermitteln kann ein einfaches Programm genutzt werden, welches die UID eines gescannten Chips über die serielle Schnittstelle ausgibt. </text:p>
      <text:p text:style-name="P22">Die UIDs sollten daraufhin mit dem zugehörigen Modell in einer Textdatei notiert werden.</text:p>
      <text:p text:style-name="P7">Im beiliegenden Quelltext findet sich die Klasse „ScanObject“, welche eins der Modelle speichert, mit dem jeweiligen Text, einem Schlüssel, der UID und dem CO2 Wert. Diese werden statisch in einem Array initialisiert.</text:p>
      <text:p text:style-name="P32"><text:span text:style-name="T1">In der loop-Routine wird durchgehend überprüft ob sich ein RFID Chip in der Reichweite des Sensors befindet. Ist dies der Fall wird die UID des Chips gelesen und das Array der ScanObjects durchlaufen. Ist ein Objekt mit der passenden ID gespeichert wird überprüft ob es sich schon in der Liste der gescannten Objekte </text:span><text:soft-page-break/><text:span text:style-name="T1">befindet. Wenn dies nicht der Fall ist wird es in die Liste hinzugefügt und die Liste wird an das Display gesendet.</text:span></text:p>
      <text:p text:style-name="P41">Für die Kommunikation mit dem MFRC522 RFID Reader wurde die MFRC522 Bibliothek vom GitHub-User miguelbalboa verwendet. Diese kann auch über den Bibliotheksverwalter in der Arduino IDE installiert werden.</text:p>
      <text:p text:style-name="P33"><text:span text:style-name="T1">Für die Ansteuerung des Displays gibt es eine Arduino Bibliothek, diese wurde hier nicht genutzt da <text:s/>das Display relativ simple Befehle benutzt die auf der Nextion-Website gut dokumentiert sind. Möchte man zum Beispiel den Wert des Zahlenfeldes „meineZahl“ auf „5“ setzen sendet man einfach den String „meineZahl.val=5“ über die serielle Schnittstelle an das Display. </text:span><text:span text:style-name="T15">Wenn auf dem Display eine Aktion ausgeführt wurde, zum Beispiel ein Knopfdruck, sendet dieses die ID der Aktion und einen Typ (zum Beispiel ob der Knopf gedrückt oder losgelassen wurde</text:span><text:span text:style-name="T29">)</text:span><text:span text:style-name="T26">.</text:span></text:p>
      <text:p text:style-name="P42"/>
      <text:p text:style-name="P42"/>
      <text:p text:style-name="P34"><text:span text:style-name="T15">C</text:span><text:span text:style-name="T1">odebeispiel: Ermitteln und Ausgeben der UIDs der RFID Chips</text:span></text:p>
      <text:p text:style-name="P43"/>
      <text:p text:style-name="P43">#include &lt;SPI.h&gt;</text:p>
      <text:p text:style-name="P43">#include &lt;MFRC522.h&gt;</text:p>
      <text:p text:style-name="P43"/>
      <text:p text:style-name="P43">#define BUZZER D2</text:p>
      <text:p text:style-name="P43">#define SS_PIN D4</text:p>
      <text:p text:style-name="P43">#define RST_PIN D3</text:p>
      <text:p text:style-name="P43">MFRC522 mfrc522(SS_PIN, RST_PIN);</text:p>
      <text:p text:style-name="P43"/>
      <text:p text:style-name="P44">void setup() {</text:p>
      <text:p text:style-name="P44"><text:s text:c="2"/>Serial.begin(9600);</text:p>
      <text:p text:style-name="P44"><text:s text:c="2"/>mfrc522.PCD_Init(); <text:s text:c="2"/>// Die API für den NFC-Reader wird initialisiert</text:p>
      <text:p text:style-name="P44"><text:s text:c="2"/>mfrc522.PCD_SetAntennaGain(0x07&lt;&lt;4); //Setzt die Empfindlichkeit auf das Maximum</text:p>
      <text:p text:style-name="P44">}</text:p>
      <text:p text:style-name="P44"/>
      <text:p text:style-name="P44">void loop() {</text:p>
      <text:p text:style-name="P44"><text:s text:c="2"/>if (mfrc522.PICC_IsNewCardPresent() &amp;&amp; mfrc522PICC_ReadCardSerial()) {</text:p>
      <text:p text:style-name="P44"><text:s text:c="4"/>Serial.print("Chip gefunden: ");</text:p>
      <text:p text:style-name="P44"><text:s text:c="4"/>for (byte i = 0; i &lt; mfrc522.uid.size; i++) </text:p>
      <text:p text:style-name="P44"><text:s text:c="4"/>{</text:p>
      <text:p text:style-name="P44"><text:s text:c="7"/>Serial.print(mfrc522.uid.uidByte[i] &lt; 0x10 ? " 0" : " "));</text:p>
      <text:p text:style-name="P44"><text:s text:c="4"/>}</text:p>
      <text:p text:style-name="P44"><text:s text:c="4"/>Serial.println();</text:p>
      <text:p text:style-name="P44"><text:s text:c="2"/>}</text:p>
      <text:p text:style-name="P44">}</text:p>
      <text:p text:style-name="P14"/>
      <text:p text:style-name="P5"/>
      <text:p text:style-name="P5"/>
      <text:p text:style-name="P5"><text:soft-page-break/>Schritt 5: Fertigstellung &amp; Einsatz</text:p>
      <text:p text:style-name="P10"/>
      <text:p text:style-name="P23">Am Schluss muss die Kasse zusammengesetzt werden und alle Teile verbunden werden. Zuerst wird der MFRC522 Reader montiert. Zuerst werden an alle Pins Female auf Female Jumperkabel gesteckt. Diese werden dann von oben durch den Schlitz in der Deckelplatte geführt. Anschließend kann der RFID Reader mit Doppelklebeband oder einem kleinen Heißklebepunkt auf der Oberseite der Deckelplatte fixiert werden. </text:p>
      <text:p text:style-name="P45">Nun können die Jumperkabel an den Microcontroller angeschlossen werden. Wenn ein Microcontroller-Board mit Buchsen als Anschluss genutzt wird (z.B. Arduino Uno), können die Kabel direkt angesteckt werden. Wenn das Board Pins als Anschluss besitzt kann dieses zuvor auf ein Breadboard gesteckt werden (z.B. NodeMCU).</text:p>
      <text:p text:style-name="P45">Die Pinbelegung für den Anschluss des RFID Readers an den NodeMCU sieht wie folgt aus:</text:p>
      <text:p text:style-name="P45">SDA → D4</text:p>
      <text:p text:style-name="P46">SCK → D5</text:p>
      <text:p text:style-name="P46">MOSI → D7</text:p>
      <text:p text:style-name="P46">MISO → D6</text:p>
      <text:p text:style-name="P46">RST → D3</text:p>
      <text:p text:style-name="P46">GND → GND</text:p>
      <text:p text:style-name="P46">3.3V → 3.3V</text:p>
      <text:p text:style-name="P37"><text:span text:style-name="T56">Für das typische Kassengeräusch kann ein </text:span><text:span text:style-name="T59">einfacher</text:span><text:span text:style-name="T56"> Piezo-Buzzer verwendet werden. Dieser wurde wie folgt angeschlossen:</text:span></text:p>
      <text:p text:style-name="P38"><text:span text:style-name="T49">+ → D</text:span><text:span text:style-name="T57">2</text:span></text:p>
      <text:p text:style-name="P46">- → GND</text:p>
      <text:p text:style-name="P46">Für die Stromversorgung wurde ein Micro-USB Kabel feste installiert. Dieses ist an das USB-Breakout-Board angeschlossen, welches in der Packung des Nextion Displays beiliegt. Dieses führt die Spannung und die Masseleitung des USB-Kabels als zwei seperate Pins heraus. An den ersten beiden Pins wird nun der Microcontroller angeschlossen (VIN und GND).</text:p>
      <text:p text:style-name="P37"><text:span text:style-name="T56">Als letztes muss noch das Display angeschlossen werden. Die Kabel für die serielle Verbindung (TX,RX) werden entgegengesetzt an die RX und TX Pins des Microcontrollers angeschlossen. </text:span><text:span text:style-name="T55">Für die Stromversorgung des Displays werden das VIN und das GND Kabel an die zweiten Pins des USB-Breakout-Boards angeschlossen.</text:span></text:p>
      <text:p text:style-name="P47">Das USB Kabel und die Kabel des Displays werden durch die zwei Löcher in der Rückwand des Gehäuses herausgeführt.</text:p>
      <text:p text:style-name="P47">Die Komponenten können innerhalb anschließend des Gehäuses mit Heißkleber oder Klebeband fixiert werden. Anschließend ist das System einsatzbereit.</text:p>
      <text:p text:style-name="P47">Unterwegs, also zum Beispiel bei öffentlichen Infoständen, kann die Kasse auch mit einer Powerbank oder einer mobilen Solaranlage betrieben werden.</text:p>
      <text:p text:style-name="P47">In Zukunft wird die Klimakasse bei Infoständen der Greenpeace Gruppe Wuppertal zum Einsatz komme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10-04T09:54:40.328081385</meta:creation-date>
    <dc:date>2020-10-04T23:29:37.667186071</dc:date>
    <meta:editing-duration>PT2H45M30S</meta:editing-duration>
    <meta:editing-cycles>8</meta:editing-cycles>
    <meta:generator>LibreOffice/7.0.1.2$Linux_X86_64 LibreOffice_project/88a63c56098013eb4038e11ebe7c8c0daab09aa8</meta:generator>
    <meta:document-statistic meta:table-count="0" meta:image-count="0" meta:object-count="0" meta:page-count="6" meta:paragraph-count="109" meta:word-count="2111" meta:character-count="14353" meta:non-whitespace-character-count="12303"/>
  </office:meta>
</office:document-meta>
</file>